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7" style:parent-style-name="DefaultParagraphFont" style:family="text">
      <style:text-properties fo:language="en" fo:country="GB"/>
    </style:style>
    <style:style style:name="T8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9" style:parent-style-name="DefaultParagraphFont" style:family="text">
      <style:text-properties fo:language="en" fo:country="GB"/>
    </style:style>
    <style:style style:name="T10" style:parent-style-name="DefaultParagraphFont" style:family="text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T17" style:parent-style-name="DefaultParagraphFont" style:family="text">
      <style:text-properties fo:font-style="italic" style:font-style-asian="italic" fo:language="en" fo:country="GB"/>
    </style:style>
    <style:style style:name="T18" style:parent-style-name="DefaultParagraphFont" style:family="text">
      <style:text-properties fo:font-style="italic" style:font-style-asian="italic" fo:language="en" fo:country="GB"/>
    </style:style>
    <style:style style:name="T19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2" style:parent-style-name="DefaultParagraphFont" style:family="text">
      <style:text-properties fo:language="en" fo:country="GB"/>
    </style:style>
    <style:style style:name="T23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4" style:parent-style-name="DefaultParagraphFont" style:family="text">
      <style:text-properties fo:language="en" fo:country="GB"/>
    </style:style>
    <style:style style:name="T25" style:parent-style-name="DefaultParagraphFont" style:family="text">
      <style:text-properties fo:language="en" fo:country="GB"/>
    </style:style>
    <style:style style:name="T2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9" style:parent-style-name="DefaultParagraphFont" style:family="text">
      <style:text-properties fo:language="en" fo:country="GB"/>
    </style:style>
    <style:style style:name="P30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31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</office:automatic-styles>
  <office:body>
    <office:text text:use-soft-page-breaks="true">
      <text:p text:style-name="P1">Game Design Document</text:p>
      <text:p text:style-name="P2"/>
      <text:p text:style-name="P3"/>
      <text:p text:style-name="Normal"><text:span text:style-name="T4">Synopsis:</text:span><text:span text:style-name="T5"><text:s/>A shorth description of the game; How the game meets the brief regulations.</text:span></text:p>
      <text:p text:style-name="Normal"><text:span text:style-name="T6">Features (MDA):</text:span><text:span text:style-name="T7"><text:s/>Mechanics</text:span></text:p>
      <text:p text:style-name="Normal"><text:span text:style-name="T8">Target Platform:</text:span><text:span text:style-name="T9"><text:s/></text:span><text:span text:style-name="T10">Unity Engine</text:span><text:span text:style-name="T11"><text:s/></text:span><text:span text:style-name="T12">–</text:span><text:span text:style-name="T13"><text:s/></text:span><text:span text:style-name="T14">on PC</text:span></text:p>
      <text:p text:style-name="P15">The reason we picked Unity as our engine</text:p>
      <text:p text:style-name="P16">The reason we picked PC as our platform</text:p>
      <text:p text:style-name="Normal"><text:span text:style-name="T17">Engine, PC, PS4, etc.<text:s/></text:span><text:span text:style-name="T18">Explanation of why we picked ….. platform, engine.</text:span></text:p>
      <text:p text:style-name="Normal"><text:span text:style-name="T19">Audience:</text:span><text:span text:style-name="T20"><text:s/>Demographics of our targeted clients.</text:span></text:p>
      <text:p text:style-name="Normal"><text:span text:style-name="T21">Game Design:</text:span><text:span text:style-name="T22"><text:s/>Narrative; Player Experience (User Experience); Design Methods</text:span></text:p>
      <text:p text:style-name="Normal"><text:span text:style-name="T23">Level Design:</text:span><text:span text:style-name="T24"><text:s/>Research and studies of various puzzle games, which will contribute</text:span><text:span text:style-name="T25"><text:s/>to the Player experience.</text:span></text:p>
      <text:p text:style-name="Normal"><text:span text:style-name="T26">User Interface:</text:span><text:span text:style-name="T27"><text:s/>Research and mood boards on potential UI ideas.</text:span></text:p>
      <text:p text:style-name="Normal"><text:span text:style-name="T28">Art style:</text:span><text:span text:style-name="T29"><text:s/>To create a polished product, we need to keep consistent use of assets with the same style/genre.</text:span></text:p>
      <text:p text:style-name="P30">Music/Sounds:</text:p>
      <text:p text:style-name="Normal"><text:span text:style-name="T31">Management/Development Plan:</text:span><text:span text:style-name="T32"><text:s/>Layout of fut</text:span><text:span text:style-name="T33">ure tasks and obstacles.<text:s/></text:span></text:p>
      <text:p text:style-name="P34"/>
      <text:p text:style-name="P35">Please whenever you create mood boards, don’t pick a only one (vague) picture. If needed gather many pictures from various sources, thus conveying your idea with attention to detail.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ril Kostadinov</meta:initial-creator>
    <dc:creator>Joe</dc:creator>
    <meta:creation-date>2019-02-10T04:34:00Z</meta:creation-date>
    <dc:date>2019-02-10T18:08:00Z</dc:date>
    <meta:template xlink:href="Normal" xlink:type="simple"/>
    <meta:editing-cycles>8</meta:editing-cycles>
    <meta:editing-duration>PT17280S</meta:editing-duration>
    <meta:document-statistic meta:page-count="1" meta:paragraph-count="1" meta:word-count="149" meta:character-count="999" meta:row-count="7" meta:non-whitespace-character-count="851"/>
  </office:meta>
</office:document-meta>
</file>